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ba86" officeooo:paragraph-rsid="001fba8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19caf" officeooo:paragraph-rsid="00219caf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Clone wakaleo repo</text:p>
      <text:p text:style-name="P1">- Put the wakaleo repo content in to your on repo</text:p>
      <text:p text:style-name="P1">- Update group id in nexus url with a {{ group_id }}varibale.</text:p>
      <text:p text:style-name="P1">- Pass group_id variable from ansible plugin with value of Dev/QA respectively.</text:p>
      <text:p text:style-name="P1">- Add ansible playbook in your repo</text:p>
      <text:p text:style-name="P1">- Use your own repo url for git plugin in jenkins</text:p>
      <text:p text:style-name="P1">- Add static code analysis in Dev Job (checkstyle)</text:p>
      <text:p text:style-name="P1">- Dev job should <text:s/>trigger QA job</text:p>
      <text:p text:style-name="P1">- Add Build pipeline view for</text:p>
      <text:p text:style-name="P1">- Create one more UAT ec2 instance</text:p>
      <text:p text:style-name="P2">- Do UAT deployment on both UAT instances by adding 2<text:span text:style-name="T1">nd</text:span> UAT instance in ansible plugin inventory.</text:p>
      <text:p text:style-name="P2"/>
      <text:p text:style-name="P1">Add both UAT instances under load balan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0:58:30.562370013</meta:creation-date>
    <dc:date>2017-03-11T11:16:01.526793276</dc:date>
    <meta:editing-duration>PT7M20S</meta:editing-duration>
    <meta:editing-cycles>1</meta:editing-cycles>
    <meta:document-statistic meta:table-count="0" meta:image-count="0" meta:object-count="0" meta:page-count="1" meta:paragraph-count="12" meta:word-count="110" meta:character-count="577" meta:non-whitespace-character-count="478"/>
    <meta:generator>LibreOffice/5.1.6.2$Linux_X86_64 LibreOffice_project/10m0$Build-2</meta:generator>
  </office:meta>
</office:document-meta>
</file>